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う・・・ぅ・・・っ　が、我慢・・・っ　我慢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だ、大丈夫・・・我慢できるっ！　絶対我慢
　できる・・・っ！　我慢するのっ！！）</text:p>
          </table:table-cell>
          <table:table-cell table:number-columns-repeated="1023"/>
        </table:table-row>
        <table:table-row>
          <table:table-cell table:style-name="ce0" office:value-type="string">
            <text:p>（ぁあぁ・・・っ！　だめ・・・っ、あ、足が震えちゃう
　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我慢・・・できなぃ・・・っ！！　うぅっ！）</text:p>
          </table:table-cell>
          <table:table-cell table:number-columns-repeated="1023"/>
        </table:table-row>
        <table:table-row>
          <table:table-cell table:style-name="ce0" office:value-type="string">
            <text:p>後ろの男
「嬢ちゃん・・・トイレなんだろ？」</text:p>
          </table:table-cell>
          <table:table-cell table:number-columns-repeated="1023"/>
        </table:table-row>
        <table:table-row>
          <table:table-cell table:style-name="ce0" office:value-type="string">
            <text:p>後ろの男
「俺が場所取っておいてやろうか？」</text:p>
          </table:table-cell>
          <table:table-cell table:number-columns-repeated="1023"/>
        </table:table-row>
        <table:table-row>
          <table:table-cell table:style-name="ce0" office:value-type="string">
            <text:p>（ちょ！　そんな大きな声でっ！！）</text:p>
          </table:table-cell>
          <table:table-cell table:number-columns-repeated="1023"/>
        </table:table-row>
        <table:table-row>
          <table:table-cell table:style-name="ce0" office:value-type="string">
            <text:p>い・・・いえ、だ、大丈夫ですからっ！！</text:p>
          </table:table-cell>
          <table:table-cell table:number-columns-repeated="1023"/>
        </table:table-row>
        <table:table-row>
          <table:table-cell table:style-name="ce0" office:value-type="string">
            <text:p>お構いなくっ！！</text:p>
          </table:table-cell>
          <table:table-cell table:number-columns-repeated="1023"/>
        </table:table-row>
        <table:table-row>
          <table:table-cell table:style-name="ce0" office:value-type="string">
            <text:p>（ど、どうしよう・・・おもいっきり断っちゃった
　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ああぁ・・・っ、も、もう・・・このまま我慢する
　しか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6+01:00</meta:creation-date>
    <dc:date>2019-11-03T17:42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